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4a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William O. McDowel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1, 1891</text:p>
      <text:p text:style-name="P6">Month<text:tab/><text:tab/><text:tab/><text:tab/><text:tab/><text:tab/>Dec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ark </text:p>
      <text:p text:style-name="P6">State<text:tab/><text:tab/><text:tab/><text:tab/><text:tab/><text:tab/>NJ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PAN-REPUBLIC CONGRESS COMMITTEE./</text:p>
      <text:p text:style-name="P2">OFFICE OF SECRETARY AND TREASURER, 20 SPRUCE STREET./</text:p>
      <text:p text:style-name="P3">WM. H. ARNOUX, Chairman./</text:p>
      <text:p text:style-name="P3">WM. O. MCDOWELL, Secretary./</text:p>
      <text:p text:style-name="P4">NEWARK, N. J. Dec. 1, 1891. 1891.[sic!]/</text:p>
      <text:p text:style-name="P3">Rev. S. Morais,/</text:p>
      <text:p text:style-name="P3"><text:tab/>546 N. Fifth St., Phila. Pa./</text:p>
      <text:p text:style-name="P3">My dear Sir:-/</text:p>
      <text:p text:style-name="P3"><text:tab/>We write to invite you as an officer of the Universal/ Peace Union to participate as an organizer in the work of the Human/ Freedom League that was inaugurated in Independence Hall, Phila-/delphia, October 12th last, Discovery Day. <text:s/>We inclose you with/ this a copy of the resolutions adopted at that time, and by this/ mail, under separate cover, send you some of our literature. <text:s/>In/ the New England Magazine for September and in the Arena for Decem-/ber, you will find interesting articles. <text:s/>Your <text:soft-page-break/>President is a mem-/ber of our General Committee and this invitation is sent out at his/ suggestion. <text:s/>We would appreciate it, if you would add your names to/ the Liberty Fund list and send us the names and addresses of your/ friends who would be interested in this work. <text:s/>We believe that the/ United States with its Supreme Court to settle differences between/ states is, to-day, not only the greatest peace society the world/ ever saw, but presents the model which, if adopted by the world,/ would do away entirely with force as a factor for the settlement of/ international differences. <text:s/>We desire to appropriate the 400th an-/niversary of the discovery of America for God, liberty, peace, hu-/</text:p>
      <text:p text:style-name="P3"/>
      <text:p text:style-name="P3">[Page 2]</text:p>
      <text:p text:style-name="P3">manity and right, and that we may accomplish this, we solicit your/ earnest cooperation./</text:p>
      <text:p text:style-name="P3"><text:tab/>Respectfully yours,/ William McDowel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00:05.27</meta:creation-date>
    <dc:date>2011-11-30T12:08:42.60</dc:date>
    <dc:creator>Penn Libraries</dc:creator>
    <meta:editing-duration>PT00H08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28" meta:character-count="2855"/>
  </office:meta>
</office:document-meta>
</file>